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1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48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03.75mm"/>
    </style:style>
    <style:style style:name="co5" style:family="table-column">
      <style:table-column-properties fo:break-before="auto" style:column-width="19mm"/>
    </style:style>
    <style:style style:name="co6" style:family="table-column">
      <style:table-column-properties fo:break-before="auto" style:column-width="74.1mm"/>
    </style:style>
    <style:style style:name="co7" style:family="table-column">
      <style:table-column-properties fo:break-before="auto" style:column-width="17.89mm"/>
    </style:style>
    <style:style style:name="co8" style:family="table-column">
      <style:table-column-properties fo:break-before="page" style:column-width="17.89mm"/>
    </style:style>
    <style:style style:name="co9" style:family="table-column">
      <style:table-column-properties fo:break-before="auto" style:column-width="32.14mm"/>
    </style:style>
    <style:style style:name="co10" style:family="table-column">
      <style:table-column-properties fo:break-before="auto" style:column-width="22.63mm"/>
    </style:style>
    <style:style style:name="co11" style:family="table-column">
      <style:table-column-properties fo:break-before="auto" style:column-width="17.04mm"/>
    </style:style>
    <style:style style:name="co12" style:family="table-column">
      <style:table-column-properties fo:break-before="auto" style:column-width="47.54mm"/>
    </style:style>
    <style:style style:name="co13" style:family="table-column">
      <style:table-column-properties fo:break-before="auto" style:column-width="50.32mm"/>
    </style:style>
    <style:style style:name="co14" style:family="table-column">
      <style:table-column-properties fo:break-before="auto" style:column-width="29.92mm"/>
    </style:style>
    <style:style style:name="co15" style:family="table-column">
      <style:table-column-properties fo:break-before="auto" style:column-width="31.59mm"/>
    </style:style>
    <style:style style:name="co16" style:family="table-column">
      <style:table-column-properties fo:break-before="auto" style:column-width="46.69mm"/>
    </style:style>
    <style:style style:name="co17" style:family="table-column">
      <style:table-column-properties fo:break-before="auto" style:column-width="22.35mm"/>
    </style:style>
    <style:style style:name="co18" style:family="table-column">
      <style:table-column-properties fo:break-before="auto" style:column-width="30.74mm"/>
    </style:style>
    <style:style style:name="co19" style:family="table-column">
      <style:table-column-properties fo:break-before="auto" style:column-width="33.83mm"/>
    </style:style>
    <style:style style:name="co20" style:family="table-column">
      <style:table-column-properties fo:break-before="auto" style:column-width="143.74mm"/>
    </style:style>
    <style:style style:name="co21" style:family="table-column">
      <style:table-column-properties fo:break-before="auto" style:column-width="35.51mm"/>
    </style:style>
    <style:style style:name="co22" style:family="table-column">
      <style:table-column-properties fo:break-before="auto" style:column-width="46.13mm"/>
    </style:style>
    <style:style style:name="co23" style:family="table-column">
      <style:table-column-properties fo:break-before="auto" style:column-width="34.66mm"/>
    </style:style>
    <style:style style:name="co24" style:family="table-column">
      <style:table-column-properties fo:break-before="auto" style:column-width="27.96mm"/>
    </style:style>
    <style:style style:name="co25" style:family="table-column">
      <style:table-column-properties fo:break-before="auto" style:column-width="48.37mm"/>
    </style:style>
    <style:style style:name="co26" style:family="table-column">
      <style:table-column-properties fo:break-before="auto" style:column-width="37.75mm"/>
    </style:style>
    <style:style style:name="co27" style:family="table-column">
      <style:table-column-properties fo:break-before="auto" style:column-width="36.9mm"/>
    </style:style>
    <style:style style:name="co28" style:family="table-column">
      <style:table-column-properties fo:break-before="auto" style:column-width="28.5mm"/>
    </style:style>
    <style:style style:name="co29" style:family="table-column">
      <style:table-column-properties fo:break-before="auto" style:column-width="31.87mm"/>
    </style:style>
    <style:style style:name="co30" style:family="table-column">
      <style:table-column-properties fo:break-before="auto" style:column-width="43.34mm"/>
    </style:style>
    <style:style style:name="co31" style:family="table-column">
      <style:table-column-properties fo:break-before="auto" style:column-width="24.04mm"/>
    </style:style>
    <style:style style:name="co32" style:family="table-column">
      <style:table-column-properties fo:break-before="auto" style:column-width="143.47mm"/>
    </style:style>
    <style:style style:name="co33" style:family="table-column">
      <style:table-column-properties fo:break-before="auto" style:column-width="54.8mm"/>
    </style:style>
    <style:style style:name="co34" style:family="table-column">
      <style:table-column-properties fo:break-before="auto" style:column-width="41.38mm"/>
    </style:style>
    <style:style style:name="co35" style:family="table-column">
      <style:table-column-properties fo:break-before="auto" style:column-width="51.45mm"/>
    </style:style>
    <style:style style:name="co36" style:family="table-column">
      <style:table-column-properties fo:break-before="auto" style:column-width="47.25mm"/>
    </style:style>
    <style:style style:name="co37" style:family="table-column">
      <style:table-column-properties fo:break-before="auto" style:column-width="59mm"/>
    </style:style>
    <style:style style:name="co38" style:family="table-column">
      <style:table-column-properties fo:break-before="auto" style:column-width="25.15mm"/>
    </style:style>
    <style:style style:name="co39" style:family="table-column">
      <style:table-column-properties fo:break-before="auto" style:column-width="39.14mm"/>
    </style:style>
    <style:style style:name="co40" style:family="table-column">
      <style:table-column-properties fo:break-before="auto" style:column-width="24.59mm"/>
    </style:style>
    <style:style style:name="co41" style:family="table-column">
      <style:table-column-properties fo:break-before="auto" style:column-width="48.08mm"/>
    </style:style>
    <style:style style:name="co42" style:family="table-column">
      <style:table-column-properties fo:break-before="auto" style:column-width="32.98mm"/>
    </style:style>
    <style:style style:name="co43" style:family="table-column">
      <style:table-column-properties fo:break-before="auto" style:column-width="102.36mm"/>
    </style:style>
    <style:style style:name="co44" style:family="table-column">
      <style:table-column-properties fo:break-before="auto" style:column-width="104.58mm"/>
    </style:style>
    <style:style style:name="co45" style:family="table-column">
      <style:table-column-properties fo:break-before="auto" style:column-width="19.28mm"/>
    </style:style>
    <style:style style:name="co46" style:family="table-column">
      <style:table-column-properties fo:break-before="auto" style:column-width="173.95mm"/>
    </style:style>
    <style:style style:name="co47" style:family="table-column">
      <style:table-column-properties fo:break-before="auto" style:column-width="99.84mm"/>
    </style:style>
    <style:style style:name="co48" style:family="table-column">
      <style:table-column-properties fo:break-before="auto" style:column-width="54.24mm"/>
    </style:style>
    <style:style style:name="ro1" style:family="table-row">
      <style:table-row-properties style:row-height="17.99mm" fo:break-before="auto" style:use-optimal-row-height="false"/>
    </style:style>
    <style:style style:name="ro2" style:family="table-row">
      <style:table-row-properties style:row-height="1.06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3.97mm" fo:break-before="auto" style:use-optimal-row-height="false"/>
    </style:style>
    <style:style style:name="ro5" style:family="table-row">
      <style:table-row-properties style:row-height="7.94mm" fo:break-before="auto" style:use-optimal-row-height="false"/>
    </style:style>
    <style:style style:name="ro6" style:family="table-row">
      <style:table-row-properties style:row-height="85.81mm" fo:break-before="auto" style:use-optimal-row-height="false"/>
    </style:style>
    <style:style style:name="ro7" style:family="table-row">
      <style:table-row-properties style:row-height="5.17mm" fo:break-before="auto" style:use-optimal-row-height="false"/>
    </style:style>
    <style:style style:name="ro8" style:family="table-row">
      <style:table-row-properties style:row-height="9.26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9.26mm" fo:break-before="auto" style:use-optimal-row-height="false"/>
    </style:style>
    <style:style style:name="ro11" style:family="table-row">
      <style:table-row-properties style:row-height="7.41mm" fo:break-before="auto" style:use-optimal-row-height="false"/>
    </style:style>
    <style:style style:name="ro12" style:family="table-row">
      <style:table-row-properties style:row-height="12.17mm" fo:break-before="auto" style:use-optimal-row-height="false"/>
    </style:style>
    <style:style style:name="ro13" style:family="table-row">
      <style:table-row-properties style:row-height="4.76mm" fo:break-before="auto" style:use-optimal-row-height="false"/>
    </style:style>
    <style:style style:name="ro14" style:family="table-row">
      <style:table-row-properties style:row-height="12.96mm" fo:break-before="auto" style:use-optimal-row-height="false"/>
    </style:style>
    <style:style style:name="ro15" style:family="table-row">
      <style:table-row-properties style:row-height="9.53mm" fo:break-before="auto" style:use-optimal-row-height="false"/>
    </style:style>
    <style:style style:name="ro16" style:family="table-row">
      <style:table-row-properties style:row-height="3.97mm" fo:break-before="auto" style:use-optimal-row-height="false"/>
    </style:style>
    <style:style style:name="ro17" style:family="table-row">
      <style:table-row-properties style:row-height="4.76mm" fo:break-before="auto" style:use-optimal-row-height="false"/>
    </style:style>
    <style:style style:name="ro18" style:family="table-row">
      <style:table-row-properties style:row-height="7.67mm" fo:break-before="auto" style:use-optimal-row-height="false"/>
    </style:style>
    <style:style style:name="ta1" style:family="table" style:master-page-name="PageStyle_5f_Checklist">
      <style:table-properties table:display="true" style:writing-mode="lr-tb" tableooo:tab-color="#9999ff"/>
    </style:style>
    <style:style style:name="ta2" style:family="table" style:master-page-name="PageStyle_5f_Informe">
      <style:table-properties table:display="false" style:writing-mode="lr-tb" tableooo:tab-color="#000000"/>
    </style:style>
    <style:style style:name="ta3" style:family="table" style:master-page-name="PageStyle_5f_Preguntas">
      <style:table-properties table:display="false" style:writing-mode="lr-tb"/>
    </style:style>
    <style:style style:name="ta4" style:family="table" style:master-page-name="PageStyle_5f_Auditoria">
      <style:table-properties table:display="false" style:writing-mode="lr-tb"/>
    </style:style>
    <style:style style:name="ta5" style:family="table" style:master-page-name="PageStyle_5f_Respuestas">
      <style:table-properties table:display="false" style:writing-mode="lr-tb"/>
    </style:style>
    <style:style style:name="ta6" style:family="table" style:master-page-name="PageStyle_5f_Resumen">
      <style:table-properties table:display="false" style:writing-mode="lr-tb" tableooo:tab-color="#000000"/>
    </style:style>
    <style:style style:name="ta7" style:family="table" style:master-page-name="PageStyle_5f_Preg_5f_Respuestas">
      <style:table-properties table:display="false" style:writing-mode="lr-tb" tableooo:tab-color="#000000"/>
    </style:style>
    <style:style style:name="ta8" style:family="table" style:master-page-name="PageStyle_5f_NC">
      <style:table-properties table:display="false" style:writing-mode="lr-tb" tableooo:tab-color="#000000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1.76pt solid #3d3d3d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" style:family="table-cell" style:parent-style-name="Default">
      <style:table-cell-properties fo:border-bottom="none" fo:background-color="#ffff99" style:diagonal-bl-tr="none" style:diagonal-tl-br="none" fo:border-left="0.74pt solid #c0c0c0" fo:padding="0.71mm" fo:border-right="none" style:rotation-align="none" fo:border-top="0.74pt solid #c0c0c0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" style:family="table-cell" style:parent-style-name="Default">
      <style:table-cell-properties fo:border-bottom="none" fo:background-color="#ffff99" style:diagonal-bl-tr="none" style:diagonal-tl-br="none" fo:border-left="0.74pt solid #c0c0c0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" style:family="table-cell" style:parent-style-name="Default">
      <style:table-cell-properties fo:border-bottom="0.74pt solid #c0c0c0" fo:background-color="#ffff99" style:diagonal-bl-tr="none" style:diagonal-tl-br="none" fo:border-left="0.74pt solid #c0c0c0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74pt solid #c0c0c0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8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0.74pt solid #c0c0c0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9" style:family="table-cell" style:parent-style-name="Default">
      <style:table-cell-properties fo:background-color="#ffff99" fo:padding="0.71mm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0" style:family="table-cell" style:parent-style-name="Default">
      <style:table-cell-properties fo:border-bottom="0.74pt solid #c0c0c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1" style:family="table-cell" style:parent-style-name="Default">
      <style:table-cell-properties fo:border-bottom="none" fo:background-color="#ccffcc" style:diagonal-bl-tr="none" style:diagonal-tl-br="none" fo:border-left="0.74pt solid #c0c0c0" fo:padding="0.71mm" fo:border-right="none" style:rotation-align="none" fo:border-top="0.74pt solid #c0c0c0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c0c0c0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3" style:family="table-cell" style:parent-style-name="Default">
      <style:table-cell-properties fo:border-bottom="none" fo:background-color="#ffff99" style:diagonal-bl-tr="none" style:diagonal-tl-br="none" fo:border-left="0.74pt solid #c0c0c0" fo:padding="0.71mm" fo:border-right="0.74pt solid #c0c0c0" style:rotation-align="none" fo:border-top="0.74pt solid #c0c0c0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none" fo:padding="0.71mm" fo:border-right="0.74pt solid #c0c0c0" style:rotation-align="none" fo:border-top="0.74pt solid #c0c0c0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7" style:family="table-cell" style:parent-style-name="Default">
      <style:table-cell-properties fo:border-bottom="none" fo:background-color="#ccffcc" style:diagonal-bl-tr="none" style:diagonal-tl-br="none" fo:border-left="none" fo:padding="0.71mm" fo:border-right="none" style:rotation-align="none" fo:border-top="0.74pt solid #c0c0c0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8" style:family="table-cell" style:parent-style-name="Default">
      <style:table-cell-properties fo:border-bottom="0.74pt solid #c0c0c0" fo:background-color="#ccffcc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9" style:family="table-cell" style:parent-style-name="Default">
      <style:table-cell-properties fo:border-bottom="none" fo:background-color="#ffff99" style:diagonal-bl-tr="none" style:diagonal-tl-br="none" fo:border-left="0.74pt solid #c0c0c0" fo:padding="0.71mm" fo:border-right="none" style:rotation-align="none" fo:border-top="0.74pt solid #c0c0c0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71mm" fo:border-right="0.74pt solid #c0c0c0" style:rotation-angle="0" style:rotation-align="none" style:shrink-to-fit="false" fo:border-top="0.74pt solid #c0c0c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1" style:family="table-cell" style:parent-style-name="Default" style:data-style-name="N1">
      <style:table-cell-properties fo:border-bottom="0.74pt solid #c0c0c0" fo:background-color="#ccffff" style:diagonal-bl-tr="none" style:diagonal-tl-br="none" fo:border-left="0.74pt solid #c0c0c0" fo:padding="0.71mm" fo:border-right="none" style:rotation-align="none" fo:border-top="0.74pt solid #c0c0c0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2" style:family="table-cell" style:parent-style-name="Default">
      <style:table-cell-properties fo:border-bottom="0.74pt solid #c0c0c0" fo:background-color="#ccffff" style:diagonal-bl-tr="none" style:diagonal-tl-br="none" fo:border-left="0.74pt solid #c0c0c0" fo:padding="0.71mm" fo:border-right="none" style:rotation-align="none" fo:border-top="0.74pt solid #c0c0c0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c0c0c0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c0c0c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7" style:family="table-cell" style:parent-style-name="Default">
      <style:table-cell-properties fo:border-bottom="none" fo:background-color="#ccffcc" style:diagonal-bl-tr="none" style:diagonal-tl-br="none" fo:border-left="none" fo:padding="0.71mm" fo:border-right="0.74pt solid #c0c0c0" style:rotation-align="none" fo:border-top="0.74pt solid #c0c0c0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c0c0c0" fo:background-color="#ccffcc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9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c0c0c0" style:rotation-align="none" fo:border-top="0.74pt solid #c0c0c0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c0c0c0" style:diagonal-bl-tr="none" style:diagonal-tl-br="none" style:text-align-source="value-type" style:repeat-content="false" fo:wrap-option="wrap" fo:border-left="none" style:direction="ltr" fo:padding="0.71mm" fo:border-right="0.74pt solid #c0c0c0" style:rotation-angle="0" style:rotation-align="none" style:shrink-to-fit="false" fo:border-top="0.74pt solid #c0c0c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c0c0c0" fo:background-color="#ccffff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end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c0c0c0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end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5" style:family="table-cell" style:parent-style-name="Default">
      <style:table-cell-properties fo:padding="0.71mm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8" style:family="table-cell" style:parent-style-name="Default">
      <style:table-cell-properties fo:background-color="#ffff99" fo:padding="0.71mm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9" style:family="table-cell" style:parent-style-name="Default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1" style:family="table-cell" style:parent-style-name="Default">
      <style:table-cell-properties fo:border-bottom="none" fo:background-color="#ffff99" style:diagonal-bl-tr="none" style:diagonal-tl-br="none" fo:border-left="0.74pt solid #c0c0c0" fo:padding="0.71mm" fo:border-right="none" style:rotation-align="none" fo:border-top="0.74pt solid #c0c0c0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c0c0c0" style:diagonal-bl-tr="none" style:diagonal-tl-br="none" style:text-align-source="fix" style:repeat-content="false" fo:wrap-option="no-wrap" fo:border-left="0.74pt solid #3d3d3d" style:direction="ltr" fo:padding="0.71m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6" style:family="table-cell" style:parent-style-name="Default" style:data-style-name="N160">
      <style:table-cell-properties style:glyph-orientation-vertical="0" fo:border-bottom="0.74pt solid #c0c0c0" fo:background-color="#ccffff" style:diagonal-bl-tr="none" style:diagonal-tl-br="none" style:text-align-source="fix" style:repeat-content="false" fo:wrap-option="no-wrap" fo:border-left="0.74pt solid #3d3d3d" style:direction="ltr" fo:padding="0.71mm" fo:border-right="0.74pt solid #3d3d3d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7" style:family="table-cell" style:parent-style-name="Default" style:data-style-name="N160">
      <style:table-cell-properties style:glyph-orientation-vertical="0" fo:border-bottom="0.74pt solid #3d3d3d" fo:background-color="#ccffff" style:diagonal-bl-tr="none" style:diagonal-tl-br="none" style:text-align-source="fix" style:repeat-content="false" fo:wrap-option="no-wrap" fo:border-left="0.74pt solid #3d3d3d" style:direction="ltr" fo:padding="0.71mm" fo:border-right="0.74pt solid #3d3d3d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order-bottom="0.74pt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fo:border-bottom="0.74pt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c0c0c0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2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0.74pt solid #c0c0c0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4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order-bottom="0.74pt solid #c0c0c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c0c0c0" fo:background-color="#ccffcc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c0c0c0" style:diagonal-bl-tr="none" style:diagonal-tl-br="none" style:text-align-source="fix" style:repeat-content="false" fo:wrap-option="no-wrap" fo:border-left="0.74pt solid #c0c0c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0.74pt solid #c0c0c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63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c0c0c0" style:rotation-align="none" fo:border-top="0.74pt solid #c0c0c0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4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c0c0c0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5" style:family="table-cell" style:parent-style-name="Default">
      <style:table-cell-properties fo:border-bottom="0.74pt solid #c0c0c0" fo:background-color="#ffff99" style:diagonal-bl-tr="none" style:diagonal-tl-br="none" fo:border-left="none" fo:padding="0.71mm" fo:border-right="0.74pt solid #c0c0c0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0.74pt solid #c0c0c0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c0c0c0" style:diagonal-bl-tr="none" style:diagonal-tl-br="none" style:text-align-source="value-type" style:repeat-content="false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1" style:family="table-cell" style:parent-style-name="Default">
      <style:table-cell-properties fo:padding="0.71mm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1.76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fo:border-bottom="1.76pt solid #3d3d3d" style:diagonal-bl-tr="none" style:diagonal-tl-br="none" fo:border-left="1.76pt solid #3d3d3d" fo:padding="0.71mm" fo:border-right="none" style:rotation-align="none" fo:border-top="1.76pt solid #3d3d3d"/>
    </style:style>
    <style:style style:name="ce7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74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 style:data-style-name="N163">
      <style:table-cell-properties fo:border-bottom="1.76pt solid #3d3d3d" style:diagonal-bl-tr="none" style:diagonal-tl-br="none" fo:border-left="none" fo:padding="0.71mm" fo:border-right="none" style:rotation-align="none" fo:border-top="1.76pt solid #3d3d3d"/>
    </style:style>
    <style:style style:name="ce76" style:family="table-cell" style:parent-style-name="Default" style:data-style-name="N0">
      <style:table-cell-properties fo:border-bottom="1.76pt solid #3d3d3d" style:diagonal-bl-tr="none" style:diagonal-tl-br="none" fo:border-left="none" fo:padding="0.71mm" fo:border-right="none" style:rotation-align="none" fo:border-top="1.76pt solid #3d3d3d"/>
    </style:style>
    <style:style style:name="ce77" style:family="table-cell" style:parent-style-name="Default">
      <style:table-cell-properties fo:border-bottom="1.76pt solid #3d3d3d" style:diagonal-bl-tr="none" style:diagonal-tl-br="none" fo:border-left="none" fo:padding="0.71mm" fo:border-right="none" style:rotation-align="none" fo:border-top="1.76pt solid #3d3d3d"/>
    </style:style>
    <style:style style:name="ce78" style:family="table-cell" style:parent-style-name="Default">
      <style:table-cell-properties fo:border-bottom="1.76pt solid #3d3d3d" style:diagonal-bl-tr="none" style:diagonal-tl-br="none" fo:border-left="none" fo:padding="0.71mm" fo:border-right="1.76pt solid #3d3d3d" style:rotation-align="none" fo:border-top="1.76pt solid #3d3d3d"/>
    </style:style>
    <style:style style:name="ce79" style:family="table-cell" style:parent-style-name="Default">
      <style:table-cell-properties style:glyph-orientation-vertical="0" fo:border-bottom="1.76pt solid #3d3d3d" fo:background-color="#99ccff" style:diagonal-bl-tr="none" style:diagonal-tl-br="none" style:text-align-source="fix" style:repeat-content="false" fo:wrap-option="no-wrap" fo:border-left="0.74pt solid #3d3d3d" style:direction="ltr" fo:padding="0.71m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3d3d3d" fo:background-color="#99ccff" style:diagonal-bl-tr="none" style:diagonal-tl-br="none" style:text-align-source="fix" style:repeat-content="false" fo:wrap-option="wrap" fo:border-left="1.76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1.76pt solid #3d3d3d" fo:background-color="#99ccff" style:diagonal-bl-tr="none" style:diagonal-tl-br="none" style:text-align-source="fix" style:repeat-content="false" fo:wrap-option="wrap" fo:border-left="0.74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1.76pt solid #3d3d3d" fo:background-color="#99ccff" style:diagonal-bl-tr="none" style:diagonal-tl-br="none" style:text-align-source="fix" style:repeat-content="false" fo:wrap-option="no-wrap" fo:border-left="0.74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1.76pt solid #3d3d3d" fo:background-color="#99ccff" style:diagonal-bl-tr="none" style:diagonal-tl-br="none" style:text-align-source="fix" style:repeat-content="false" fo:wrap-option="no-wrap" fo:border-left="0.74pt solid #3d3d3d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 style:data-style-name="N165">
      <style:table-cell-properties fo:padding="0.71mm"/>
    </style:style>
    <style:style style:name="ce85" style:family="table-cell" style:parent-style-name="Default">
      <style:table-cell-properties style:glyph-orientation-vertical="0" fo:border-bottom="0.74pt solid #3d3d3d" fo:background-color="#99ccff" style:diagonal-bl-tr="none" style:diagonal-tl-br="none" style:text-align-source="fix" style:repeat-content="false" fo:wrap-option="wrap" fo:border-left="1.76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3d3d3d" fo:background-color="#99ccff" style:diagonal-bl-tr="none" style:diagonal-tl-br="none" style:text-align-source="fix" style:repeat-content="false" fo:wrap-option="wrap" fo:border-left="0.74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fo:padding="0.71mm"/>
    </style:style>
    <style:style style:name="ce88" style:family="table-cell" style:parent-style-name="Default" style:data-style-name="N100">
      <style:table-cell-properties fo:border-bottom="1.76pt solid #3d3d3d" style:diagonal-bl-tr="none" style:diagonal-tl-br="none" fo:border-left="1.76pt solid #3d3d3d" fo:padding="0.71mm" fo:border-right="none" style:rotation-align="none" fo:border-top="none"/>
    </style:style>
    <style:style style:name="ce89" style:family="table-cell" style:parent-style-name="Default" style:data-style-name="N100">
      <style:table-cell-properties fo:border-bottom="1.76pt solid #3d3d3d" style:diagonal-bl-tr="none" style:diagonal-tl-br="none" fo:border-left="none" fo:padding="0.71mm" fo:border-right="none" style:rotation-align="none" fo:border-top="none"/>
    </style:style>
    <style:style style:name="ce90" style:family="table-cell" style:parent-style-name="Default" style:data-style-name="N0">
      <style:table-cell-properties fo:border-bottom="1.76pt solid #3d3d3d" style:diagonal-bl-tr="none" style:diagonal-tl-br="none" fo:border-left="none" fo:padding="0.71mm" fo:border-right="none" style:rotation-align="none" fo:border-top="none"/>
    </style:style>
    <style:style style:name="ce91" style:family="table-cell" style:parent-style-name="Default" style:data-style-name="N163">
      <style:table-cell-properties fo:border-bottom="1.76pt solid #3d3d3d" style:diagonal-bl-tr="none" style:diagonal-tl-br="none" fo:border-left="none" fo:padding="0.71mm" fo:border-right="none" style:rotation-align="none" fo:border-top="none"/>
    </style:style>
    <style:style style:name="ce92" style:family="table-cell" style:parent-style-name="Default" style:data-style-name="N100">
      <style:table-cell-properties fo:border-bottom="1.76pt solid #3d3d3d" style:diagonal-bl-tr="none" style:diagonal-tl-br="none" fo:border-left="none" fo:padding="0.71mm" fo:border-right="1.76pt solid #3d3d3d" style:rotation-align="none" fo:border-top="1.76pt solid #3d3d3d"/>
    </style:style>
    <style:style style:name="ce93" style:family="table-cell" style:parent-style-name="Default">
      <style:table-cell-properties style:glyph-orientation-vertical="0" fo:border-bottom="1.76pt solid #3d3d3d" fo:background-color="#99ccff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fo:border-bottom="1.76pt solid #3d3d3d" fo:background-color="#99ccff" style:diagonal-bl-tr="none" style:diagonal-tl-br="none" fo:border-left="none" fo:padding="0.71mm" fo:border-right="none" style:rotation-align="none" fo:border-top="none"/>
    </style:style>
    <style:style style:name="ce9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 style:data-style-name="N0">
      <style:table-cell-properties fo:border-bottom="none" style:diagonal-bl-tr="none" style:diagonal-tl-br="none" fo:border-left="1.76pt solid #3d3d3d" fo:padding="0.71mm" fo:border-right="none" style:rotation-align="none" fo:border-top="1.76pt solid #3d3d3d"/>
    </style:style>
    <style:style style:name="ce97" style:family="table-cell" style:parent-style-name="Default" style:data-style-name="N0">
      <style:table-cell-properties fo:border-bottom="none" style:diagonal-bl-tr="none" style:diagonal-tl-br="none" fo:border-left="1.76pt solid #3d3d3d" fo:padding="0.71mm" fo:border-right="none" style:rotation-align="none" fo:border-top="none"/>
    </style:style>
    <style:style style:name="ce98" style:family="table-cell" style:parent-style-name="Default" style:data-style-name="N0">
      <style:table-cell-properties fo:border-bottom="1.76pt solid #3d3d3d" style:diagonal-bl-tr="none" style:diagonal-tl-br="none" fo:border-left="1.76pt solid #3d3d3d" fo:padding="0.71mm" fo:border-right="none" style:rotation-align="none" fo:border-top="none"/>
    </style:style>
    <style:style style:name="ce9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3d3d3d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d3d3d" style:rotation-angle="0" style:rotation-align="none" style:shrink-to-fit="false" fo:border-top="1.76pt solid #3d3d3d" style:vertical-align="automatic" loext:vertical-justify="auto"/>
      <style:paragraph-properties fo:text-align="end" css3t:text-justify="auto" fo:margin-left="0mm" style:writing-mode="page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2" style:family="table-cell" style:parent-style-name="Default">
      <style:table-cell-properties fo:border-bottom="none" style:diagonal-bl-tr="none" style:diagonal-tl-br="none" fo:border-left="none" fo:padding="0.71mm" fo:border-right="1.76pt solid #3d3d3d" style:rotation-align="none" fo:border-top="none"/>
    </style:style>
    <style:style style:name="ce103" style:family="table-cell" style:parent-style-name="Default">
      <style:table-cell-properties fo:border-bottom="1.76pt solid #3d3d3d" style:diagonal-bl-tr="none" style:diagonal-tl-br="none" fo:border-left="none" fo:padding="0.71mm" fo:border-right="1.76pt solid #3d3d3d" style:rotation-align="none" fo:border-top="non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d3d3d" style:rotation-angle="0" style:rotation-align="none" style:shrink-to-fit="false" fo:border-top="1.76pt solid #3d3d3d" style:vertical-align="automatic" loext:vertical-justify="auto"/>
      <style:paragraph-properties fo:text-align="center" css3t:text-justify="auto" fo:margin-left="0mm" style:writing-mode="page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3d3d3d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3d3d3d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d3d3d" style:direction="ltr" fo:padding="0.71mm" fo:border-right="1.76pt solid #3d3d3d" style:rotation-angle="0" style:rotation-align="none" style:shrink-to-fit="false" fo:border-top="1.76pt solid #3d3d3d" style:vertical-align="automatic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no-wrap" fo:border-left="1.76pt solid #3d3d3d" style:direction="ltr" fo:padding="0.71mm" fo:border-right="1.76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d3d3d" style:direction="ltr" fo:padding="0.71mm" fo:border-right="1.76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3d3d3d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d3d3d" style:rotation-angle="0" style:rotation-align="none" style:shrink-to-fit="false" fo:border-top="1.76pt solid #3d3d3d" style:vertical-align="automatic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5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text-shadow="none" fo:font-size="9pt" style:font-name="Verdana" style:font-style-asian="normal" style:font-weight-complex="normal" style:font-weight-asian="normal" style:font-size-complex="9pt" style:font-size-asian="9pt" style:font-name-complex="Verdana" style:use-window-font-color="true" style:font-style-complex="normal" style:text-position="0% 100%" style:text-outline="false" fo:font-style="normal" style:text-line-through-type="none" style:text-underline-style="none" style:text-underline-color="font-color" fo:font-weight="normal"/>
    </style:style>
    <style:style style:name="T2" style:family="text">
      <style:text-properties fo:text-shadow="none" fo:font-size="9pt" style:font-name="Verdana" style:font-style-asian="normal" style:font-size-complex="9pt" style:font-size-asian="9pt" style:font-name-complex="Verdana" style:use-window-font-color="true" style:font-style-complex="normal" style:text-position="0% 100%" style:text-outline="false" fo:font-style="normal" style:text-line-through-type="none" style:text-underline-style="none" style:text-underline-color="font-color" style:font-weight-complex="bold" style:font-weight-asian="bold" fo:font-weight="bold"/>
    </style:style>
    <style:style style:name="T3" style:family="text">
      <style:text-properties fo:text-shadow="none" fo:font-size="9pt" style:font-name="Verdana" style:font-style-asian="normal" style:font-size-complex="9pt" style:font-size-asian="9pt" style:font-name-complex="Verdana" style:use-window-font-color="true" style:font-style-complex="normal" style:text-position="0% 100%" style:text-outline="false" fo:font-style="normal" style:text-line-through-type="none" style:text-underline-style="none" style:text-underline-color="font-color" style:font-weight-complex="normal" style:font-weight-asian="normal" fo:font-weight="normal"/>
    </style:style>
    <style:style style:name="T4" style:family="text">
      <style:text-properties fo:text-shadow="none" fo:font-size="9pt" style:font-name="Verdana" style:font-style-asian="normal" style:font-size-complex="9pt" style:font-size-asian="9pt" style:font-name-complex="Verdana" style:use-window-font-color="true" style:font-style-complex="normal" style:text-position="0% 100%" style:text-outline="false" fo:font-style="normal" style:text-line-through-type="none" style:text-underline-style="none" style:text-underline-color="font-color" fo:font-weight="bold" style:font-weight-asian="bold" style:font-weight-complex="bold"/>
    </style:style>
    <style:style style:name="T5" style:family="text">
      <style:text-properties fo:text-shadow="none" fo:font-size="9pt" style:font-name="Verdana" style:font-style-asian="normal" style:font-size-complex="9pt" style:font-size-asian="9pt" style:font-name-complex="Verdana" style:use-window-font-color="true" style:font-style-complex="normal" style:text-position="0% 100%" style:text-outline="false" fo:font-style="normal" style:text-line-through-type="none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Checklist.F16">
          <table:error-message table:message-type="stop" table:display="true"/>
        </table:content-validation>
        <table:content-validation table:name="val2" table:base-cell-address="Checklist.J4">
          <table:error-message table:message-type="stop" table:title="Auditor no válido" table:display="true">
            <text:p>Por favor, seleccione el auditor de la lista</text:p>
          </table:error-message>
        </table:content-validation>
      </table:content-validations>
      <table:table table:name="Checklist" table:style-name="ta1" table:print-ranges="Checklist.A1:Checklist.J28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number-columns-repeated="246" table:default-cell-style-name="ce2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9"/>
            <table:table-cell table:style-name="ce62" office:value-type="string" calcext:value-type="string">
              <text:p>Checklist Plano de Testes</text:p>
            </table:table-cell>
            <table:table-cell table:number-columns-repeated="1014"/>
          </table:table-row>
          <table:table-row table:style-name="ro2">
            <table:table-cell table:number-columns-repeated="1024"/>
          </table:table-row>
          <table:table-row table:style-name="ro2">
            <table:table-cell table:style-name="ce3"/>
            <table:table-cell table:style-name="ce8" table:number-columns-repeated="8"/>
            <table:table-cell table:style-name="ce63"/>
            <table:table-cell table:number-columns-repeated="1014"/>
          </table:table-row>
          <table:table-row table:style-name="ro3">
            <table:table-cell table:style-name="ce4"/>
            <table:table-cell table:style-name="ce9" table:number-columns-repeated="2"/>
            <table:table-cell table:style-name="ce26" office:value-type="string" calcext:value-type="string">
              <text:p>Projeto:</text:p>
            </table:table-cell>
            <table:table-cell table:style-name="ce37" office:value-type="string" calcext:value-type="string" table:number-columns-spanned="5" table:number-rows-spanned="1">
              <text:p>SchoolStore</text:p>
            </table:table-cell>
            <table:covered-table-cell table:number-columns-repeated="3" table:style-name="ce49"/>
            <table:covered-table-cell table:style-name="ce50"/>
            <table:table-cell table:style-name="ce64" table:content-validation-name="val2"/>
            <table:table-cell table:content-validation-name="val2"/>
            <table:table-cell table:number-columns-repeated="1013"/>
          </table:table-row>
          <table:table-row table:style-name="ro2">
            <table:table-cell table:style-name="ce4"/>
            <table:table-cell table:style-name="ce9" table:number-columns-repeated="2"/>
            <table:table-cell table:style-name="ce26"/>
            <table:table-cell table:style-name="ce38" table:number-columns-repeated="5"/>
            <table:table-cell table:style-name="ce64"/>
            <table:table-cell table:number-columns-repeated="1014"/>
          </table:table-row>
          <table:table-row table:style-name="ro3">
            <table:table-cell table:style-name="ce4"/>
            <table:table-cell table:style-name="ce9" table:number-columns-repeated="2"/>
            <table:table-cell table:style-name="ce26" office:value-type="string" calcext:value-type="string">
              <text:p>Testador:</text:p>
            </table:table-cell>
            <table:table-cell table:style-name="ce37" office:value-type="string" calcext:value-type="string" table:number-columns-spanned="5" table:number-rows-spanned="1">
              <text:p>Henrique Zaim</text:p>
            </table:table-cell>
            <table:covered-table-cell table:number-columns-repeated="3" table:style-name="ce49"/>
            <table:covered-table-cell table:style-name="ce50"/>
            <table:table-cell table:style-name="ce64"/>
            <table:table-cell table:number-columns-repeated="1014"/>
          </table:table-row>
          <table:table-row table:style-name="ro2">
            <table:table-cell table:style-name="ce4"/>
            <table:table-cell table:style-name="ce9" table:number-columns-repeated="2"/>
            <table:table-cell table:style-name="ce26"/>
            <table:table-cell table:style-name="ce38" table:number-columns-repeated="5"/>
            <table:table-cell table:style-name="ce64"/>
            <table:table-cell table:number-columns-repeated="1014"/>
          </table:table-row>
          <table:table-row table:style-name="ro3">
            <table:table-cell table:style-name="ce4"/>
            <table:table-cell table:style-name="ce9" table:number-columns-repeated="2"/>
            <table:table-cell table:style-name="ce26" office:value-type="string" calcext:value-type="string">
              <text:p>Data:</text:p>
            </table:table-cell>
            <table:table-cell table:style-name="ce39" office:value-type="date" office:date-value="2020-07-06" calcext:value-type="date" table:number-columns-spanned="2" table:number-rows-spanned="1">
              <text:p>06/07/2020</text:p>
            </table:table-cell>
            <table:covered-table-cell table:style-name="ce50"/>
            <table:table-cell table:style-name="ce38" table:number-columns-repeated="3"/>
            <table:table-cell table:style-name="ce64"/>
            <table:table-cell table:number-columns-repeated="1014"/>
          </table:table-row>
          <table:table-row table:style-name="ro2">
            <table:table-cell table:style-name="ce4"/>
            <table:table-cell table:style-name="ce9" table:number-columns-repeated="2"/>
            <table:table-cell table:style-name="ce26"/>
            <table:table-cell table:style-name="ce38" table:number-columns-repeated="5"/>
            <table:table-cell table:style-name="ce64"/>
            <table:table-cell table:number-columns-repeated="1014"/>
          </table:table-row>
          <table:table-row table:style-name="ro3">
            <table:table-cell table:style-name="ce4"/>
            <table:table-cell table:style-name="ce9" table:number-columns-repeated="2"/>
            <table:table-cell table:style-name="ce26" office:value-type="string" calcext:value-type="string">
              <text:p>Pacote:</text:p>
            </table:table-cell>
            <table:table-cell table:style-name="ce37" office:value-type="string" calcext:value-type="string" table:number-columns-spanned="5" table:number-rows-spanned="1">
              <text:p>Cadastro de Cliente</text:p>
            </table:table-cell>
            <table:covered-table-cell table:number-columns-repeated="3" table:style-name="ce49"/>
            <table:covered-table-cell table:style-name="ce50"/>
            <table:table-cell table:style-name="ce64"/>
            <table:table-cell table:number-columns-repeated="1014"/>
          </table:table-row>
          <table:table-row table:style-name="ro2">
            <table:table-cell table:style-name="ce4"/>
            <table:table-cell table:style-name="ce9" table:number-columns-repeated="2"/>
            <table:table-cell table:style-name="ce26"/>
            <table:table-cell table:style-name="ce38" table:number-columns-repeated="5"/>
            <table:table-cell table:style-name="ce64"/>
            <table:table-cell table:number-columns-repeated="1014"/>
          </table:table-row>
          <table:table-row table:style-name="ro2">
            <table:table-cell table:style-name="ce5"/>
            <table:table-cell table:style-name="ce10" table:number-columns-repeated="8"/>
            <table:table-cell table:style-name="ce65"/>
            <table:table-cell table:number-columns-repeated="1014"/>
          </table:table-row>
          <table:table-row table:style-name="ro2">
            <table:table-cell table:number-columns-repeated="1024"/>
          </table:table-row>
        </table:table-header-rows>
        <table:table-row table:style-name="ro4">
          <table:table-cell table:number-columns-repeated="1024"/>
        </table:table-row>
        <table:table-row table:style-name="ro4">
          <table:table-cell table:style-name="ce6"/>
          <table:table-cell table:style-name="ce11"/>
          <table:table-cell table:style-name="ce17"/>
          <table:table-cell table:style-name="ce27"/>
          <table:table-cell table:style-name="ce40" table:content-validation-name="val1" office:value-type="string" calcext:value-type="string" table:number-columns-spanned="4" table:number-rows-spanned="1">
            <text:p>Resposta**</text:p>
          </table:table-cell>
          <table:covered-table-cell table:number-columns-repeated="2" table:style-name="ce51"/>
          <table:covered-table-cell table:style-name="ce58"/>
          <table:table-cell table:style-name="ce40" office:value-type="string" calcext:value-type="string" table:number-columns-spanned="2" table:number-rows-spanned="2">
            <text:p>Observações </text:p>
          </table:table-cell>
          <table:covered-table-cell table:style-name="ce66"/>
          <table:table-cell table:number-columns-repeated="1014"/>
        </table:table-row>
        <table:table-row table:style-name="ro5">
          <table:table-cell table:style-name="ce6" office:value-type="string" calcext:value-type="string">
            <text:p>Severidade (*)</text:p>
          </table:table-cell>
          <table:table-cell table:style-name="ce12" office:value-type="string" calcext:value-type="string">
            <text:p>Item</text:p>
          </table:table-cell>
          <table:table-cell table:style-name="ce18"/>
          <table:table-cell table:style-name="ce28"/>
          <table:table-cell table:style-name="ce40" table:content-validation-name="val1" office:value-type="string" calcext:value-type="string">
            <text:p>Sim</text:p>
          </table:table-cell>
          <table:table-cell table:style-name="ce40" table:content-validation-name="val1" office:value-type="string" calcext:value-type="string">
            <text:p>Não</text:p>
          </table:table-cell>
          <table:table-cell table:style-name="ce40" table:content-validation-name="val1" office:value-type="string" calcext:value-type="string">
            <text:p>Corrigido</text:p>
          </table:table-cell>
          <table:table-cell table:style-name="ce40" table:content-validation-name="val1" office:value-type="string" calcext:value-type="string">
            <text:p>N/A</text:p>
          </table:table-cell>
          <table:covered-table-cell table:style-name="ce59"/>
          <table:covered-table-cell table:style-name="ce67"/>
          <table:table-cell table:number-columns-repeated="1014"/>
        </table:table-row>
        <table:table-row-group>
          <table:table-row table:style-name="ro4">
            <table:table-cell table:style-name="ce6"/>
            <table:table-cell table:style-name="ce13" office:value-type="float" office:value="1" calcext:value-type="float">
              <text:p>1</text:p>
            </table:table-cell>
            <table:table-cell table:style-name="ce19" office:value-type="string" calcext:value-type="string">
              <text:p>Cenário principal</text:p>
            </table:table-cell>
            <table:table-cell table:style-name="ce29"/>
            <table:table-cell table:style-name="ce41"/>
            <table:table-cell table:style-name="ce52" table:number-columns-repeated="4"/>
            <table:table-cell table:style-name="ce29"/>
            <table:table-cell table:style-name="ce71" table:number-columns-repeated="1014"/>
          </table:table-row>
          <table:table-row table:style-name="ro6">
            <table:table-cell table:style-name="ce7" office:value-type="string" calcext:value-type="string">
              <text:p>Alta</text:p>
            </table:table-cell>
            <table:table-cell table:style-name="ce14"/>
            <table:table-cell table:style-name="ce20" office:value-type="float" office:value="1" calcext:value-type="float">
              <text:p>1</text:p>
            </table:table-cell>
            <table:table-cell table:style-name="ce30" office:value-type="string" calcext:value-type="string">
              <text:p>Passo 1 – Preencher os campos com valores válidos: </text:p>
              <text:p>                   - Nome Completo</text:p>
              <text:p>                   - E-mail</text:p>
              <text:p>                   - CPF/CNPJ</text:p>
              <text:p>                   - Número de telefone</text:p>
              <text:p>                   - Senha</text:p>
              <text:p>                   - Confirmação de senha</text:p>
              <text:p>                   - Foto de Perfil</text:p>
              <text:p>Passo 2 – Clicar em ‘Adicionar Endereço’</text:p>
              <text:p>Passo 3 – Preencher os campos de endereço com valores válidos: </text:p>
              <text:p>                   - CEP</text:p>
              <text:p>                   - Estado</text:p>
              <text:p>                   - Cidade</text:p>
              <text:p>                   - Logradouro</text:p>
              <text:p>                   - Número</text:p>
              <text:p>                   - Bairro</text:p>
              <text:p>                   - Complemento</text:p>
              <text:p>                   - Referência</text:p>
              <text:p>                   - Identificação do endereço</text:p>
              <text:p>                   - Favorito</text:p>
              <text:p>Passo 4 – Clicar em adicionar</text:p>
              <text:p>Passo 5 – Clicar em cadastrar</text:p>
            </table:table-cell>
            <table:table-cell table:style-name="ce42" office:value-type="string" calcext:value-type="string">
              <text:p>x</text:p>
            </table:table-cell>
            <table:table-cell table:style-name="ce42" table:number-columns-repeated="3"/>
            <table:table-cell table:style-name="ce60" table:number-columns-spanned="2" table:number-rows-spanned="1"/>
            <table:covered-table-cell table:style-name="ce68"/>
            <table:table-cell table:number-columns-repeated="1014"/>
          </table:table-row>
          <table:table-row table:style-name="ro7">
            <table:table-cell table:style-name="ce7" office:value-type="string" calcext:value-type="string">
              <text:p>Média</text:p>
            </table:table-cell>
            <table:table-cell table:style-name="ce15"/>
            <table:table-cell table:style-name="ce20" office:value-type="float" office:value="2" calcext:value-type="float">
              <text:p>2</text:p>
            </table:table-cell>
            <table:table-cell table:style-name="ce30" office:value-type="string" calcext:value-type="string">
              <text:p>Descrição do passo 1 e 5, e resposta esperada do sistema</text:p>
            </table:table-cell>
            <table:table-cell table:style-name="ce43"/>
            <table:table-cell table:style-name="ce42" office:value-type="string" calcext:value-type="string">
              <text:p>x</text:p>
            </table:table-cell>
            <table:table-cell table:style-name="ce42" table:number-columns-repeated="2"/>
            <table:table-cell table:style-name="ce60" table:number-columns-spanned="2" table:number-rows-spanned="1"/>
            <table:covered-table-cell table:style-name="ce68"/>
            <table:table-cell table:number-columns-repeated="1014"/>
          </table:table-row>
        </table:table-row-group>
        <table:table-row table:style-name="ro4">
          <table:table-cell table:number-columns-repeated="2"/>
          <table:table-cell table:style-name="ce21"/>
          <table:table-cell table:style-name="ce31" office:value-type="string" calcext:value-type="string">
            <text:p>Total </text:p>
          </table:table-cell>
          <table:table-cell table:style-name="ce44" table:formula="of:=COUNTA([.E18:.E19])" office:value-type="float" office:value="1" calcext:value-type="float">
            <text:p>1</text:p>
          </table:table-cell>
          <table:table-cell table:style-name="ce44" table:formula="of:=COUNTA([.F18:.F19])" office:value-type="float" office:value="1" calcext:value-type="float">
            <text:p>1</text:p>
          </table:table-cell>
          <table:table-cell table:style-name="ce44" table:formula="of:=COUNTA([.G18:.G19])" office:value-type="float" office:value="0" calcext:value-type="float">
            <text:p>0</text:p>
          </table:table-cell>
          <table:table-cell table:style-name="ce44" table:formula="of:=COUNTA([.H18:.H19]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45" office:value-type="string" calcext:value-type="string">
            <text:p>Total</text:p>
          </table:table-cell>
          <table:table-cell table:style-name="ce53" table:number-columns-repeated="3"/>
          <table:table-cell table:number-columns-repeated="1016"/>
        </table:table-row>
        <table:table-row table:style-name="ro4">
          <table:table-cell table:number-columns-repeated="2"/>
          <table:table-cell table:style-name="ce22"/>
          <table:table-cell table:style-name="ce32" office:value-type="string" calcext:value-type="string">
            <text:p>Porcentagem de Acertos</text:p>
          </table:table-cell>
          <table:table-cell table:style-name="ce46" table:formula="of:=IF([.E20]+[.F20]=0;0;[.E20]/([.E20]+[.F20]))" office:value-type="percentage" office:value="0.5" calcext:value-type="percentage">
            <text:p>50,0%</text:p>
          </table:table-cell>
          <table:table-cell table:style-name="ce54" table:number-columns-repeated="3"/>
          <table:table-cell table:number-columns-repeated="1016"/>
        </table:table-row>
        <table:table-row table:style-name="ro4">
          <table:table-cell table:number-columns-repeated="2"/>
          <table:table-cell table:style-name="ce22"/>
          <table:table-cell table:style-name="ce32" office:value-type="string" calcext:value-type="string">
            <text:p>Porcentagem de Defeitos</text:p>
          </table:table-cell>
          <table:table-cell table:style-name="ce47" table:formula="of:=IF([.E20]+[.F20]=0;0;[.F20]/([.F20]+[.E20]))" office:value-type="percentage" office:value="0.5" calcext:value-type="percentage">
            <text:p>50,0%</text:p>
          </table:table-cell>
          <table:table-cell table:style-name="ce55" table:number-columns-repeated="3"/>
          <table:table-cell table:number-columns-repeated="1016"/>
        </table:table-row>
        <table:table-row table:style-name="ro4">
          <table:table-cell table:number-columns-repeated="2"/>
          <table:table-cell table:style-name="ce22"/>
          <table:table-cell table:style-name="ce32" office:value-type="string" calcext:value-type="string">
            <text:p>Porcentagem de Corrigidos</text:p>
          </table:table-cell>
          <table:table-cell table:style-name="ce47" table:formula="of:=IF([.E20]+[.G20]=0;0;[.G20]/([.G20]+[.E20]))" office:value-type="percentage" office:value="0" calcext:value-type="percentage">
            <text:p>0,0%</text:p>
          </table:table-cell>
          <table:table-cell table:style-name="ce55" table:number-columns-repeated="3"/>
          <table:table-cell table:number-columns-repeated="1016"/>
        </table:table-row>
        <table:table-row table:style-name="ro4">
          <table:table-cell table:number-columns-repeated="5"/>
          <table:table-cell table:style-name="ce56" table:number-columns-repeated="3"/>
          <table:table-cell table:number-columns-repeated="1016"/>
        </table:table-row>
        <table:table-row table:style-name="ro2">
          <table:table-cell table:number-columns-repeated="2"/>
          <table:table-cell table:style-name="ce23"/>
          <table:table-cell table:style-name="ce33" table:number-columns-repeated="6"/>
          <table:table-cell table:style-name="ce69"/>
          <table:table-cell table:number-columns-repeated="1014"/>
        </table:table-row>
        <table:table-row table:style-name="ro8">
          <table:table-cell table:number-columns-repeated="2"/>
          <table:table-cell table:style-name="ce24"/>
          <table:table-cell table:style-name="ce34" office:value-type="string" calcext:value-type="string">
            <text:p>Resultado da Revisão:</text:p>
          </table:table-cell>
          <table:table-cell table:style-name="ce48" office:value-type="string" calcext:value-type="string" table:number-columns-spanned="5" table:number-rows-spanned="1">
            <text:p>O sistema não estará apto a funcionar adequadamente caso o usuário não insira um endereço de residência</text:p>
          </table:table-cell>
          <table:covered-table-cell table:number-columns-repeated="3" table:style-name="ce57"/>
          <table:covered-table-cell table:style-name="ce61"/>
          <table:table-cell table:style-name="ce70"/>
          <table:table-cell table:number-columns-repeated="1014"/>
        </table:table-row>
        <table:table-row table:style-name="ro9">
          <table:table-cell table:number-columns-repeated="2"/>
          <table:table-cell table:style-name="ce25" office:value-type="string" calcext:value-type="string">
            <text:p>(*) BAIXA / MÉDIA / ALTA</text:p>
          </table:table-cell>
          <table:table-cell table:style-name="ce35" table:number-columns-repeated="2"/>
          <table:table-cell table:style-name="ce25" table:number-columns-repeated="2"/>
          <table:table-cell table:style-name="ce35" table:number-columns-repeated="2"/>
          <table:table-cell table:style-name="ce25"/>
          <table:table-cell table:number-columns-repeated="1014"/>
        </table:table-row>
        <table:table-row table:style-name="ro4">
          <table:table-cell/>
          <table:table-cell table:style-name="ce16"/>
          <table:table-cell office:value-type="string" calcext:value-type="string">
            <text:p>(**)</text:p>
          </table:table-cell>
          <table:table-cell table:style-name="ce36" office:value-type="string" calcext:value-type="string">
            <text:p>SIM<text:span text:style-name="T1"> - o item está correto / </text:span><text:span text:style-name="T2">NÃO </text:span><text:span text:style-name="T3">- o item apresenta erro / </text:span><text:span text:style-name="T4">CORRIGIDO</text:span><text:span text:style-name="T5"> - o item apresentava erro, mas foi corrigido / </text:span><text:span text:style-name="T4">NA</text:span><text:span text:style-name="T5"> - o item Não se Aplica</text:span></text:p>
          </table:table-cell>
          <table:table-cell table:style-name="ce16"/>
          <table:table-cell table:style-name="ce25" table:number-columns-repeated="3"/>
          <table:table-cell table:number-columns-repeated="1016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Checklist.$A$1" table:cell-range-address="$Checklist.$A$1:.$J$28" table:range-usable-as="print-range"/>
          <table:named-range table:name="Excel_BuiltIn_Print_Titles" table:base-cell-address="$Checklist.$A$1" table:cell-range-address="$Checklist.$A$1:.$AMJ$13" table:range-usable-as="repeat-column repeat-row"/>
        </table:named-expressions>
      </table:table>
      <table:table table:name="Informe" table:style-name="ta2" table:protected="true" table:protection-key="FHxRYHmL067N1cE+Jd0X8wsebyM=" table:protection-key-digest-algorithm="http://docs.oasis-open.org/office/ns/table/legacy-hash-excel" loext:protection-key-digest-algorithm-2="http://www.w3.org/2000/09/xmldsig#sha1">
        <loext:table-protection loext:select-unprotected-cells="true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number-columns-repeated="249" table:default-cell-style-name="ce35"/>
        <table:table-column table:style-name="co17" table:number-columns-repeated="767" table:default-cell-style-name="Default"/>
        <table:table-row table:style-name="ro10">
          <table:table-cell table:style-name="ce72" office:value-type="string" calcext:value-type="string">
            <text:p>Codigo Auditoría</text:p>
          </table:table-cell>
          <table:table-cell table:style-name="ce74" office:value-type="string" calcext:value-type="string">
            <text:p>Fecha</text:p>
          </table:table-cell>
          <table:table-cell table:style-name="ce74" office:value-type="string" calcext:value-type="string">
            <text:p>NUM_NC</text:p>
          </table:table-cell>
          <table:table-cell table:style-name="ce74" office:value-type="string" calcext:value-type="string">
            <text:p>Puntos Fuertes</text:p>
          </table:table-cell>
          <table:table-cell table:style-name="ce74" office:value-type="string" calcext:value-type="string">
            <text:p>Propuestas de Mejora</text:p>
          </table:table-cell>
          <table:table-cell table:style-name="ce74" office:value-type="string" calcext:value-type="string">
            <text:p>Plazo estimado de Solución</text:p>
          </table:table-cell>
          <table:table-cell table:style-name="ce74" office:value-type="string" calcext:value-type="string">
            <text:p>Responsable de Implantación</text:p>
          </table:table-cell>
          <table:table-cell table:style-name="ce74" office:value-type="string" calcext:value-type="string">
            <text:p>Observaciones</text:p>
          </table:table-cell>
          <table:table-cell table:number-columns-repeated="1016"/>
        </table:table-row>
        <table:table-row table:style-name="ro11">
          <table:table-cell table:style-name="ce73" table:formula="of:=[#REF!]" office:value-type="string" office:string-value="" calcext:value-type="error">
            <text:p>#REF!</text:p>
          </table:table-cell>
          <table:table-cell table:style-name="ce75" table:formula="of:=[#REF!]" office:value-type="string" office:string-value="" calcext:value-type="error">
            <text:p>#REF!</text:p>
          </table:table-cell>
          <table:table-cell table:style-name="ce76" table:formula="of:=37-COUNTIF([$NC.C2:.C46];0)" office:value-type="float" office:value="37" calcext:value-type="float">
            <text:p>37</text:p>
          </table:table-cell>
          <table:table-cell table:style-name="ce77" table:formula="of:=[#REF!]" office:value-type="string" office:string-value="" calcext:value-type="error">
            <text:p>#REF!</text:p>
          </table:table-cell>
          <table:table-cell table:style-name="ce77" table:formula="of:=[#REF!]" office:value-type="string" office:string-value="" calcext:value-type="error">
            <text:p>#REF!</text:p>
          </table:table-cell>
          <table:table-cell table:style-name="ce77" table:formula="of:=[#REF!]" office:value-type="string" office:string-value="" calcext:value-type="error">
            <text:p>#REF!</text:p>
          </table:table-cell>
          <table:table-cell table:style-name="ce77" table:formula="of:=[#REF!]" office:value-type="string" office:string-value="" calcext:value-type="error">
            <text:p>#REF!</text:p>
          </table:table-cell>
          <table:table-cell table:style-name="ce78" table:formula="of:=[#REF!]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9" table:number-rows-repeated="104857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eguntas" table:style-name="ta3" table:protected="true" table:protection-key="FHxRYHmL067N1cE+Jd0X8wsebyM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18" table:default-cell-style-name="ce35"/>
        <table:table-column table:style-name="co19" table:number-columns-repeated="2" table:default-cell-style-name="ce35"/>
        <table:table-column table:style-name="co20" table:default-cell-style-name="ce35"/>
        <table:table-column table:style-name="co17" table:number-columns-repeated="253" table:default-cell-style-name="ce35"/>
        <table:table-column table:style-name="co17" table:number-columns-repeated="767" table:default-cell-style-name="Default"/>
        <table:table-row table:style-name="ro12">
          <table:table-cell table:style-name="ce79" table:formula="of:=[$Preg_Respuestas.A1]" office:value-type="string" office:string-value="CodPregunta" calcext:value-type="string">
            <text:p>CodPregunta</text:p>
          </table:table-cell>
          <table:table-cell table:style-name="ce79" office:value-type="string" calcext:value-type="string">
            <text:p>SubProceso</text:p>
          </table:table-cell>
          <table:table-cell table:style-name="ce79" office:value-type="string" calcext:value-type="string">
            <text:p>IND_NC</text:p>
          </table:table-cell>
          <table:table-cell table:style-name="ce79" table:formula="of:=[$Preg_Respuestas.D1]" office:value-type="string" office:string-value="Texto Pregunta" calcext:value-type="string">
            <text:p>Texto Pregunta</text:p>
          </table:table-cell>
          <table:table-cell table:number-columns-repeated="1020"/>
        </table:table-row>
        <table:table-row table:style-name="ro9">
          <table:table-cell table:formula="of:=[$Preg_Respuestas.A2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2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3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3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4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4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5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5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6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6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7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7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8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8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9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9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10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10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11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11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12]" office:value-type="string" office:string-value="" calcext:value-type="error">
            <text:p>#REF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formula="of:=[$Preg_Respuestas.D12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13]" office:value-type="string" office:string-value="" calcext:value-type="error">
            <text:p>#REF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formula="of:=[$Preg_Respuestas.D13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14]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formula="of:=[$Preg_Respuestas.D14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15]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formula="of:=[$Preg_Respuestas.D15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16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formula="of:=[$Preg_Respuestas.D16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17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formula="of:=[$Preg_Respuestas.D17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18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formula="of:=[$Preg_Respuestas.D18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19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formula="of:=[$Preg_Respuestas.D19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20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formula="of:=[$Preg_Respuestas.D20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21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formula="of:=[$Preg_Respuestas.D21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22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formula="of:=[$Preg_Respuestas.D22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23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formula="of:=[$Preg_Respuestas.D23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24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formula="of:=[$Preg_Respuestas.D24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25]" office:value-type="string" office:string-value="" calcext:value-type="error">
            <text:p>#REF!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formula="of:=[$Preg_Respuestas.D25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26]" office:value-type="string" office:string-value="" calcext:value-type="error">
            <text:p>#REF!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formula="of:=[$Preg_Respuestas.D26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27]" office:value-type="string" office:string-value="" calcext:value-type="error">
            <text:p>#REF!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formula="of:=[$Preg_Respuestas.D27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28]" office:value-type="string" office:string-value="" calcext:value-type="error">
            <text:p>#REF!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formula="of:=[$Preg_Respuestas.D28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29]" office:value-type="string" office:string-value="" calcext:value-type="error">
            <text:p>#REF!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formula="of:=[$Preg_Respuestas.D29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30]" office:value-type="string" office:string-value="" calcext:value-type="error">
            <text:p>#REF!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formula="of:=[$Preg_Respuestas.D30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31]" office:value-type="string" office:string-value="" calcext:value-type="error">
            <text:p>#REF!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formula="of:=[$Preg_Respuestas.D31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32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32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33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33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34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34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35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35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36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36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37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37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38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formula="of:=[$Preg_Respuestas.D38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39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39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40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40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41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formula="of:=[$Preg_Respuestas.D41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42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formula="of:=[$Preg_Respuestas.D42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43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formula="of:=[$Preg_Respuestas.D43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44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formula="of:=[$Preg_Respuestas.D44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45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formula="of:=[$Preg_Respuestas.D45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46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formula="of:=[$Preg_Respuestas.D46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47]" office:value-type="string" office:string-value="" calcext:value-type="error">
            <text:p>#REF!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formula="of:=[$Preg_Respuestas.D47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48]" office:value-type="string" office:string-value="" calcext:value-type="error">
            <text:p>#REF!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formula="of:=[$Preg_Respuestas.D48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49]" office:value-type="string" office:string-value="" calcext:value-type="error">
            <text:p>#REF!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formula="of:=[$Preg_Respuestas.D49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50]" office:value-type="string" office:string-value="" calcext:value-type="error">
            <text:p>#REF!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formula="of:=[$Preg_Respuestas.D50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51]" office:value-type="string" office:string-value="" calcext:value-type="error">
            <text:p>#REF!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table:formula="of:=[$Preg_Respuestas.D51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52]" office:value-type="string" office:string-value="" calcext:value-type="error">
            <text:p>#REF!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table:formula="of:=[$Preg_Respuestas.D52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53]" office:value-type="string" office:string-value="" calcext:value-type="error">
            <text:p>#REF!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formula="of:=[$Preg_Respuestas.D53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54]" office:value-type="string" office:string-value="" calcext:value-type="error">
            <text:p>#REF!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formula="of:=[$Preg_Respuestas.D54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55]" office:value-type="string" office:string-value="" calcext:value-type="error">
            <text:p>#REF!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formula="of:=[$Preg_Respuestas.D55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56]" office:value-type="string" office:string-value="" calcext:value-type="error">
            <text:p>#REF!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formula="of:=[$Preg_Respuestas.D56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57]" office:value-type="string" office:string-value="" calcext:value-type="error">
            <text:p>#REF!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formula="of:=[$Preg_Respuestas.D57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58]" office:value-type="string" office:string-value="" calcext:value-type="error">
            <text:p>#REF!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formula="of:=[$Preg_Respuestas.D58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59]" office:value-type="string" office:string-value="" calcext:value-type="error">
            <text:p>#REF!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formula="of:=[$Preg_Respuestas.D59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60]" office:value-type="string" office:string-value="" calcext:value-type="error">
            <text:p>#REF!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[$Preg_Respuestas.D60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61]" office:value-type="string" office:string-value="" calcext:value-type="error">
            <text:p>#REF!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formula="of:=[$Preg_Respuestas.D61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62]" office:value-type="string" office:string-value="" calcext:value-type="error">
            <text:p>#REF!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formula="of:=[$Preg_Respuestas.D62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63]" office:value-type="string" office:string-value="" calcext:value-type="error">
            <text:p>#REF!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formula="of:=[$Preg_Respuestas.D63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64]" office:value-type="string" office:string-value="" calcext:value-type="error">
            <text:p>#REF!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formula="of:=[$Preg_Respuestas.D64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65]" office:value-type="string" office:string-value="" calcext:value-type="error">
            <text:p>#REF!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table:formula="of:=[$Preg_Respuestas.D65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66]" office:value-type="string" office:string-value="" calcext:value-type="error">
            <text:p>#REF!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formula="of:=[$Preg_Respuestas.D66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67]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formula="of:=[$Preg_Respuestas.D67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68]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formula="of:=[$Preg_Respuestas.D68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69]" office:value-type="string" office:string-value="" calcext:value-type="error">
            <text:p>#REF!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formula="of:=[$Preg_Respuestas.D69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70]" office:value-type="string" office:string-value="" calcext:value-type="error">
            <text:p>#REF!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formula="of:=[$Preg_Respuestas.D70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71]" office:value-type="string" office:string-value="" calcext:value-type="error">
            <text:p>#REF!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formula="of:=[$Preg_Respuestas.D71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uditoria" table:style-name="ta4" table:protected="true" table:protection-key="FHxRYHmL067N1cE+Jd0X8wsebyM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17" table:number-columns-repeated="2" table:default-cell-style-name="ce35"/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17" table:number-columns-repeated="247" table:default-cell-style-name="ce35"/>
        <table:table-column table:style-name="co17" table:number-columns-repeated="767" table:default-cell-style-name="Default"/>
        <table:table-row table:style-name="ro13">
          <table:table-cell table:style-name="ce72" office:value-type="string" calcext:value-type="string">
            <text:p>Cod_Auditoria</text:p>
          </table:table-cell>
          <table:table-cell table:style-name="ce80" office:value-type="string" calcext:value-type="string">
            <text:p>Num_Proyecto</text:p>
          </table:table-cell>
          <table:table-cell table:style-name="ce81" office:value-type="string" calcext:value-type="string">
            <text:p>Resp_Proyecto</text:p>
          </table:table-cell>
          <table:table-cell table:style-name="ce81" office:value-type="string" calcext:value-type="string">
            <text:p>Auditor1</text:p>
          </table:table-cell>
          <table:table-cell table:style-name="ce82" office:value-type="string" calcext:value-type="string">
            <text:p>Auditor2</text:p>
          </table:table-cell>
          <table:table-cell table:style-name="ce83" office:value-type="string" calcext:value-type="string">
            <text:p>Fecha</text:p>
          </table:table-cell>
          <table:table-cell table:style-name="ce85" office:value-type="string" calcext:value-type="string">
            <text:p>Puntos_Fuertes</text:p>
          </table:table-cell>
          <table:table-cell table:style-name="ce86" office:value-type="string" calcext:value-type="string">
            <text:p>Prop_Mejora</text:p>
          </table:table-cell>
          <table:table-cell table:style-name="ce86" office:value-type="string" calcext:value-type="string">
            <text:p>Resp_Implantacion</text:p>
          </table:table-cell>
          <table:table-cell table:style-name="ce86" office:value-type="string" calcext:value-type="string">
            <text:p>Observaciones</text:p>
          </table:table-cell>
          <table:table-cell table:number-columns-repeated="1014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4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9" table:number-rows-repeated="104857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puestas" table:style-name="ta5" table:protected="true" table:protection-key="FHxRYHmL067N1cE+Jd0X8wsebyM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29" table:default-cell-style-name="ce35"/>
        <table:table-column table:style-name="co30" table:default-cell-style-name="ce35"/>
        <table:table-column table:style-name="co31" table:default-cell-style-name="ce35"/>
        <table:table-column table:style-name="co32" table:default-cell-style-name="ce35"/>
        <table:table-column table:style-name="co33" table:default-cell-style-name="ce35"/>
        <table:table-column table:style-name="co17" table:number-columns-repeated="252" table:default-cell-style-name="ce35"/>
        <table:table-column table:style-name="co17" table:number-columns-repeated="767" table:default-cell-style-name="Default"/>
        <table:table-row table:style-name="ro14">
          <table:table-cell table:style-name="ce79" office:value-type="string" calcext:value-type="string">
            <text:p>CodAuditoria</text:p>
          </table:table-cell>
          <table:table-cell table:style-name="ce79" office:value-type="string" calcext:value-type="string">
            <text:p>CodPregunta</text:p>
          </table:table-cell>
          <table:table-cell table:style-name="ce79" office:value-type="string" calcext:value-type="string">
            <text:p>Respuesta</text:p>
          </table:table-cell>
          <table:table-cell table:style-name="ce79" office:value-type="string" calcext:value-type="string">
            <text:p>Observ_NC</text:p>
          </table:table-cell>
          <table:table-cell table:style-name="ce79" office:value-type="string" calcext:value-type="string">
            <text:p>SolPropuesta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 table:number-rows-repeated="13">
          <table:table-cell table:style-name="ce87"/>
          <table:table-cell table:number-columns-repeated="102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umen" table:style-name="ta6" table:protected="true" table:protection-key="FHxRYHmL067N1cE+Jd0X8wsebyM=" table:protection-key-digest-algorithm="http://docs.oasis-open.org/office/ns/table/legacy-hash-excel" loext:protection-key-digest-algorithm-2="http://www.w3.org/2000/09/xmldsig#sha1">
        <loext:table-protection/>
        <table:table-column table:style-name="co34" table:default-cell-style-name="ce35"/>
        <table:table-column table:style-name="co35" table:default-cell-style-name="ce35"/>
        <table:table-column table:style-name="co36" table:default-cell-style-name="ce35"/>
        <table:table-column table:style-name="co37" table:default-cell-style-name="ce35"/>
        <table:table-column table:style-name="co38" table:default-cell-style-name="ce35"/>
        <table:table-column table:style-name="co39" table:default-cell-style-name="ce35"/>
        <table:table-column table:style-name="co17" table:number-columns-repeated="251" table:default-cell-style-name="ce35"/>
        <table:table-column table:style-name="co17" table:number-columns-repeated="767" table:default-cell-style-name="Default"/>
        <table:table-row table:style-name="ro10">
          <table:table-cell table:style-name="ce80" office:value-type="string" calcext:value-type="string">
            <text:p>Número de</text:p>
            <text:p>Proyecto</text:p>
          </table:table-cell>
          <table:table-cell table:style-name="ce81" office:value-type="string" calcext:value-type="string">
            <text:p>Responsable</text:p>
            <text:p>del Proyecto</text:p>
          </table:table-cell>
          <table:table-cell table:style-name="ce81" office:value-type="string" calcext:value-type="string">
            <text:p>Auditor</text:p>
            <text:p>Jefe</text:p>
          </table:table-cell>
          <table:table-cell table:style-name="ce82" office:value-type="string" calcext:value-type="string">
            <text:p>Auditor</text:p>
          </table:table-cell>
          <table:table-cell table:style-name="ce83" office:value-type="string" calcext:value-type="string">
            <text:p>Fecha</text:p>
          </table:table-cell>
          <table:table-cell table:style-name="ce83" office:value-type="string" calcext:value-type="string">
            <text:p>Cod. Auditoría</text:p>
          </table:table-cell>
          <table:table-cell table:number-columns-repeated="1018"/>
        </table:table-row>
        <table:table-row table:style-name="ro13">
          <table:table-cell table:style-name="ce88" table:formula="of:=[#REF!]" office:value-type="string" office:string-value="" calcext:value-type="error">
            <text:p>#REF!</text:p>
          </table:table-cell>
          <table:table-cell table:style-name="ce89" table:formula="of:=[#REF!]" office:value-type="string" office:string-value="" calcext:value-type="error">
            <text:p>#REF!</text:p>
          </table:table-cell>
          <table:table-cell table:style-name="ce90" table:formula="of:=[#REF!]" office:value-type="string" office:string-value="" calcext:value-type="error">
            <text:p>#REF!</text:p>
          </table:table-cell>
          <table:table-cell table:style-name="ce90" table:formula="of:=[#REF!]" office:value-type="string" office:string-value="" calcext:value-type="error">
            <text:p>#REF!</text:p>
          </table:table-cell>
          <table:table-cell table:style-name="ce91" table:formula="of:=[#REF!]" office:value-type="string" office:string-value="" calcext:value-type="error">
            <text:p>#REF!</text:p>
          </table:table-cell>
          <table:table-cell table:style-name="ce92" table:formula="of:=[#REF!]" office:value-type="string" office:string-value="" calcext:value-type="error">
            <text:p>#REF!</text:p>
          </table:table-cell>
          <table:table-cell table:number-columns-repeated="1018"/>
        </table:table-row>
        <table:table-row table:style-name="ro9" table:number-rows-repeated="14">
          <table:table-cell table:number-columns-repeated="1024"/>
        </table:table-row>
        <table:table-row table:style-name="ro9">
          <table:table-cell table:number-columns-repeated="3"/>
          <table:table-cell table:style-name="ce87"/>
          <table:table-cell table:number-columns-repeated="1020"/>
        </table:table-row>
        <table:table-row table:style-name="ro9" table:number-rows-repeated="104855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eg_Respuestas" table:style-name="ta7" table:protected="true" table:protection-key="FHxRYHmL067N1cE+Jd0X8wsebyM=" table:protection-key-digest-algorithm="http://docs.oasis-open.org/office/ns/table/legacy-hash-excel" loext:protection-key-digest-algorithm-2="http://www.w3.org/2000/09/xmldsig#sha1">
        <loext:table-protection/>
        <table:table-column table:style-name="co40" table:default-cell-style-name="ce35"/>
        <table:table-column table:style-name="co10" table:default-cell-style-name="ce35"/>
        <table:table-column table:style-name="co41" table:default-cell-style-name="ce35"/>
        <table:table-column table:style-name="co42" table:default-cell-style-name="ce35"/>
        <table:table-column table:style-name="co17" table:number-columns-repeated="253" table:default-cell-style-name="ce35"/>
        <table:table-column table:style-name="co17" table:number-columns-repeated="767" table:default-cell-style-name="Default"/>
        <table:table-row table:style-name="ro15">
          <table:table-cell table:style-name="ce79" office:value-type="string" calcext:value-type="string">
            <text:p>CodPregunta</text:p>
          </table:table-cell>
          <table:table-cell table:style-name="ce79" office:value-type="string" calcext:value-type="string">
            <text:p>Respuesta</text:p>
          </table:table-cell>
          <table:table-cell table:style-name="ce79" office:value-type="string" calcext:value-type="string">
            <text:p>Observaciones</text:p>
          </table:table-cell>
          <table:table-cell table:style-name="ce93" office:value-type="string" calcext:value-type="string">
            <text:p>Texto Pregunta</text:p>
          </table:table-cell>
          <table:table-cell table:style-name="ce94"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6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6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6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6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6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7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NC" table:style-name="ta8" table:protected="true" table:protection-key="FHxRYHmL067N1cE+Jd0X8wsebyM=" table:protection-key-digest-algorithm="http://docs.oasis-open.org/office/ns/table/legacy-hash-excel" loext:protection-key-digest-algorithm-2="http://www.w3.org/2000/09/xmldsig#sha1">
        <loext:table-protection loext:select-unprotected-cells="true"/>
        <table:table-column table:style-name="co43" table:default-cell-style-name="ce35"/>
        <table:table-column table:style-name="co44" table:default-cell-style-name="ce35"/>
        <table:table-column table:style-name="co45" table:number-columns-repeated="2" table:default-cell-style-name="ce35"/>
        <table:table-column table:style-name="co46" table:default-cell-style-name="ce35"/>
        <table:table-column table:style-name="co47" table:default-cell-style-name="ce111"/>
        <table:table-column table:style-name="co48" table:default-cell-style-name="ce35"/>
        <table:table-column table:style-name="co17" table:default-cell-style-name="ce35"/>
        <table:table-column table:style-name="co29" table:default-cell-style-name="ce115"/>
        <table:table-column table:style-name="co17" table:number-columns-repeated="248" table:default-cell-style-name="ce35"/>
        <table:table-column table:style-name="co17" table:number-columns-repeated="767" table:default-cell-style-name="Default"/>
        <table:table-row table:style-name="ro18">
          <table:table-cell table:style-name="ce95" office:value-type="string" calcext:value-type="string">
            <text:p>Descripción_NC</text:p>
          </table:table-cell>
          <table:table-cell table:style-name="ce99" office:value-type="string" calcext:value-type="string">
            <text:p>Solución_Propuesta</text:p>
          </table:table-cell>
          <table:table-cell table:style-name="ce99" office:value-type="string" calcext:value-type="string">
            <text:p>C/NC</text:p>
          </table:table-cell>
          <table:table-cell table:style-name="ce106" office:value-type="string" calcext:value-type="string">
            <text:p>Nº Preg.</text:p>
          </table:table-cell>
          <table:table-cell table:style-name="ce106" office:value-type="string" calcext:value-type="string">
            <text:p>Texto Pregunta</text:p>
          </table:table-cell>
          <table:table-cell table:style-name="ce106" office:value-type="string" calcext:value-type="string">
            <text:p>Subproceso</text:p>
          </table:table-cell>
          <table:table-cell table:style-name="ce112" office:value-type="string" calcext:value-type="string">
            <text:p>Plazo Estimado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6" table:formula="of:=IF(NOT(ISBLANK([#REF!]));[#REF!];0)" office:value-type="float" office:value="0" calcext:value-type="float">
            <text:p>0</text:p>
          </table:table-cell>
          <table:table-cell table:style-name="ce100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1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1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1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1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7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1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1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1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8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7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ASPECTOS LOGÍSTICO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ASPECTOS LOGÍSTICO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7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SALIDAS DEL PROCES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SALIDAS DEL PROCES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NORMAS DE GESTIÓN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9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NORMAS DE GESTIÓN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NORMAS DE GESTIÓN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NORMAS DE GESTIÓN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NORMAS DE GESTIÓN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PLANIFICACIÓN DEL PROYEC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PLANIFICACIÓN DEL PROYEC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PLANIFICACIÓN DEL PROYEC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ÓN DE CAMBIO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ÓN DE CAMBIO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ÓN DE INCIDENCIA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ÓN DE INCIDENCIA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DE DESVIACIONE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DE DESVIACIONE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DE DESVIACIONE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DE DESVIACIONE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DE DESVIACIONE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DE DESVIACIONE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INVENTARIO DE ENTREGABLE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INVENTARIO DE PERSONA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9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INVENTARIOS DE MATERIALES APORTADOS POR EL CLIENTE O DMR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INVENTARIOS DE MATERIALES APORTADOS POR EL CLIENTE O DMR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8" table:formula="of:=IF(NOT(ISBLANK([#REF!]));[#REF!];0)" office:value-type="float" office:value="0" calcext:value-type="float">
            <text:p>0</text:p>
          </table:table-cell>
          <table:table-cell table:style-name="ce103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DE RIESGO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 table:number-columns-repeated="1017"/>
        </table:table-row>
        <table:table-row table:style-name="ro9" table:number-rows-repeated="104852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1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</number:number-style>
    <number:number-style style:name="N107">
      <number:text>-R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</number:number-style>
    <number:number-style style:name="N109">
      <number:text>-R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R$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3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R$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0" loext:min-decimal-places="0" number:min-integer-digits="1" number:grouping="true"/>
      <number:text> pta</number:text>
    </number:number-style>
    <number:number-style style:name="N131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  <number:text> pta</number:text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pta</number:text>
    </number:number-style>
    <number:number-style style:name="N133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pta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4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35P2" style:volatile="true">
      <loext:text> </loext:text>
      <loext:fill-character> </loext:fill-character>
      <number:text>- pta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6P2" style:volatile="true">
      <loext:text> </loext:text>
      <loext:fill-character> </loext:fill-character>
      <number:text>-  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0" loext:min-decimal-places="0" number:min-integer-digits="1" number:grouping="true"/>
      <number:text> €</number:text>
    </number:number-style>
    <number:number-style style:name="N13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€</number:text>
    </number:number-style>
    <number:number-style style:name="N14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2" style:volatile="true">
      <loext:text> </loext:text>
      <loext:fill-character> </loext:fill-character>
      <number:text>-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4P2" style:volatile="true">
      <loext:text> </loext:text>
      <loext:fill-character> </loext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$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$</number:text>
      <number:number number:decimal-places="0" loext:min-decimal-places="0" number:min-integer-digits="1" number:grouping="true"/>
    </number:number-style>
    <number:number-style style:name="N153">
      <number:text>-$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4P0" style:volatile="true">
      <number:text>$</number:text>
      <number:number number:decimal-places="0" loext:min-decimal-places="0" number:min-integer-digits="1" number:grouping="true"/>
    </number:number-style>
    <number:number-style style:name="N15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loext:min-decimal-places="2" number:min-integer-digits="1" number:grouping="true"/>
    </number:number-style>
    <number:number-style style:name="N155">
      <number:text>-$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6P0" style:volatile="true">
      <number:text>$</number:text>
      <number:number number:decimal-places="2" loext:min-decimal-places="2" number:min-integer-digits="1" number:grouping="true"/>
    </number:number-style>
    <number:number-style style:name="N15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0" loext:min-decimal-places="0" number:min-integer-digits="5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text>X</number:text>
    </number:number-style>
    <number:number-style style:name="N162">
      <number:number number:decimal-places="0" loext:min-decimal-places="0" number:min-integer-digits="0"/>
    </number:number-style>
    <number:date-style style:name="N163P0" style:volatile="true">
      <number:day number:style="long"/>
      <number:text>-</number:text>
      <number:month number:style="long"/>
      <number:text>-</number:text>
      <number:year/>
    </number:date-style>
    <number:text-style style:name="N163">
      <number:text-content/>
      <style:map style:condition="value()&lt;=1.79769313486232E+308" style:apply-style-name="N163P0"/>
    </number:text-style>
    <number:number-style style:name="N164">
      <number:number number:decimal-places="0" loext:min-decimal-places="0" number:min-integer-digits="0">
        <number:embedded-text number:position="9">-</number:embedded-text>
        <number:embedded-text number:position="3">-</number:embedded-text>
      </number:number>
    </number:number-style>
    <number:date-style style:name="N165">
      <number:day number:style="long"/>
      <number:text>-</number:text>
      <number:month number:style="long"/>
      <number:text>-</number:text>
      <number:year/>
    </number:date-style>
    <number:number-style style:name="N166">
      <number:scientific-number number:decimal-places="0" loext:min-decimal-places="0" number:min-integer-digits="1" number:min-exponent-digits="2" loext:exponent-interval="1" loext:forced-exponent-sign="true"/>
      <number:text>,</number:text>
    </number:number-style>
    <number:date-style style:name="N167P0" style:volatile="true">
      <number:day/>
      <number:text>-</number:text>
      <number:month/>
      <number:text>-</number:text>
      <number:year/>
    </number:date-style>
    <number:text-style style:name="N167">
      <number:text-content/>
      <style:map style:condition="value()&lt;=1.79769313486232E+308" style:apply-style-name="N167P0"/>
    </number:text-style>
    <number:date-style style:name="N168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69P0" style:volatile="true">
      <number:text>Sim</number:text>
    </number:number-style>
    <number:number-style style:name="N169P1" style:volatile="true">
      <number:text>Sim</number:text>
    </number:number-style>
    <number:number-style style:name="N169">
      <number:text>Não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Verdadeiro</number:text>
    </number:number-style>
    <number:number-style style:name="N170P1" style:volatile="true">
      <number:text>Verdadeiro</number:text>
    </number:number-style>
    <number:number-style style:name="N170">
      <number:text>Falso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Ativar</number:text>
    </number:number-style>
    <number:number-style style:name="N171P1" style:volatile="true">
      <number:text>Ativar</number:text>
    </number:number-style>
    <number:number-style style:name="N171">
      <number:text>Desativar</number:text>
      <style:map style:condition="value()&gt;0" style:apply-style-name="N171P0"/>
      <style:map style:condition="value()&lt;0" style:apply-style-name="N171P1"/>
    </number:number-style>
    <number:currency-style style:name="N172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2P0"/>
    </number:currency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5.75mm" fo:margin-bottom="4.99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2.17mm"/>
      </style:footer-style>
    </style:page-layout>
    <style:page-layout style:name="Mpm4">
      <style:page-layout-properties fo:margin-top="24.99mm" fo:margin-bottom="24.99mm" fo:margin-left="20mm" fo:margin-right="20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page-width="210.01mm" fo:page-height="297mm"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1" fo:font-size="8pt" fo:font-style="normal" fo:text-shadow="none" style:text-underline-style="none" fo:font-weight="0" style:font-size-asian="8pt" style:font-style-asian="normal" style:font-weight-asian="0" style:font-name-complex="Verdana1" style:font-size-complex="8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hecklist" style:display-name="PageStyle_Checklist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Informe" style:display-name="PageStyle_Inform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guntas" style:display-name="PageStyle_Pregunt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ditoria" style:display-name="PageStyle_Auditor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uestas" style:display-name="PageStyle_Respuest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n" style:display-name="PageStyle_Resume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reg_5f_Respuestas" style:display-name="PageStyle_Preg_Respuesta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C" style:display-name="PageStyle_NC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eck List da Qualidade</dc:title>
    <meta:initial-creator>Eduardo Ernandes da Silva</meta:initial-creator>
    <meta:creation-date>2002-04-15T08:17:48</meta:creation-date>
    <dc:date>2020-07-06T12:44:37.923879421</dc:date>
    <meta:print-date>2010-03-19T09:47:01</meta:print-date>
    <meta:editing-duration>PT4M47S</meta:editing-duration>
    <meta:editing-cycles>1</meta:editing-cycles>
    <meta:document-statistic meta:table-count="8" meta:cell-count="1259" meta:object-count="0"/>
    <meta:generator>LibreOffice/6.2.8.2$Linux_X86_64 LibreOffice_project/20$Build-2</meta:generator>
  </office:meta>
</office:document-meta>
</file>